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99"/>
  </office:automatic-styles>
  <office:body>
    <office:spreadsheet>
      <table:table table:name="KR-2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ruder-Richard Son Formula – 20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igma^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([.B3]/([.B3]-1))*(1-([.B4]*[.B5]))*[.B7]" office:value-type="float" office:value="0.01824" calcext:value-type="float">
            <text:p>0.01824</text:p>
          </table:table-cell>
        </table:table-row>
      </table:table>
      <table:table table:name="Cronbach_Alpha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B2:.B11])" office:value-type="float" office:value="2.54444444444445" calcext:value-type="float">
            <text:p>2.5444444444</text:p>
          </table:table-cell>
          <table:table-cell table:formula="of:=VAR([.C2:.C11])" office:value-type="float" office:value="1.51111111111111" calcext:value-type="float">
            <text:p>1.5111111111</text:p>
          </table:table-cell>
          <table:table-cell table:formula="of:=VAR([.D2:.D11])" office:value-type="float" office:value="2.17777777777778" calcext:value-type="float">
            <text:p>2.1777777778</text:p>
          </table:table-cell>
          <table:table-cell table:formula="of:=VAR([.E2:.E11])" office:value-type="float" office:value="2.48888888888889" calcext:value-type="float">
            <text:p>2.4888888889</text:p>
          </table:table-cell>
          <table:table-cell table:formula="of:=VAR([.F2:.F11])" office:value-type="float" office:value="1.38888888888889" calcext:value-type="float">
            <text:p>1.3888888889</text:p>
          </table:table-cell>
          <table:table-cell table:formula="of:=VAR([.G2:.G11])" office:value-type="float" office:value="2.76666666666667" calcext:value-type="float">
            <text:p>2.7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variance</text:p>
          </table:table-cell>
          <table:table-cell table:number-matrix-columns-spanned="6" table:number-matrix-rows-spanned="6" table:formula="of:=MMULT(TRANSPOSE([.B2:.G11]); [.B2:.G11])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/>
          <table:table-cell table:number-matrix-columns-spanned="1" table:number-matrix-rows-spanned="1" table:formula="of:=SUM(IF(ROW([.B23:.G28])=COLUMN([.B23:.G28]); [.B23:.G28]; 0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/>
          <table:table-cell table:number-matrix-columns-spanned="1" table:number-matrix-rows-spanned="1" table:formula="of:=SUM(IF(ROW([.B24:.G29])=COLUMN([.B24:.G29]); [.B24:.G29]; 0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/>
          <table:table-cell table:number-matrix-columns-spanned="1" table:number-matrix-rows-spanned="1" table:formula="of:=SUM(IF(ROW([.B25:.G30])=COLUMN([.B25:.G30]); [.B25:.G30]; 0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/>
          <table:table-cell table:number-matrix-columns-spanned="1" table:number-matrix-rows-spanned="1" table:formula="of:=SUM(IF(ROW([.B26:.G31])=COLUMN([.B26:.G31]); [.B26:.G31]; 0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/>
          <table:table-cell table:number-matrix-columns-spanned="1" table:number-matrix-rows-spanned="1" table:formula="of:=SUM(IF(ROW([.B27:.G32])=COLUMN([.B27:.G32]); [.B27:.G32]; 0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/>
          <table:table-cell table:number-matrix-columns-spanned="1" table:number-matrix-rows-spanned="1" table:formula="of:=SUM(IF(ROW([.B28:.G33])=COLUMN([.B28:.G33]); [.B28:.G33]; 0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8:25:46.6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3:59:27.805000000</meta:creation-date>
    <dc:date>2016-02-29T18:26:42.296000000</dc:date>
    <meta:editing-duration>PT48M20S</meta:editing-duration>
    <meta:editing-cycles>6</meta:editing-cycles>
    <meta:generator>LibreOffice/4.4.7.2$Windows_x86 LibreOffice_project/f3153a8b245191196a4b6b9abd1d0da16eead600</meta:generator>
    <meta:document-statistic meta:table-count="2" meta:cell-count="160" meta:object-count="0"/>
  </office:meta>
</office:document-meta>
</file>